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rError.CompilerError( String file , boolean error , int startline , int startcolumn , int endline , int endcolum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ilerError.i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Error.getE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Err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Error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Error.getE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Error.Compiler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Error.getStar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Error.getStar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